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8000000F7D2972737.png" manifest:media-type="image/png"/>
  <manifest:file-entry manifest:full-path="Pictures/10000001000001DE000000EC4C51730B.png" manifest:media-type="image/png"/>
  <manifest:file-entry manifest:full-path="Pictures/TablePreview1.svm" manifest:media-type=""/>
  <manifest:file-entry manifest:full-path="Pictures/10000001000001F200000093570BF141.png" manifest:media-type="image/png"/>
  <manifest:file-entry manifest:full-path="Pictures/100000010000029E000000D0AAE9C0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27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  <style:paragraph-properties style:writing-mode="lr-tb"/>
    </style:style>
    <style:style style:name="gr6" style:family="graphic" style:parent-style-name="standard">
      <style:graphic-properties draw:fill="solid" draw:fill-color="#f10d0c" draw:textarea-horizontal-align="justify" draw:textarea-vertical-align="middle" draw:auto-grow-height="false" fo:min-height="0.812cm" fo:min-width="0.562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="solid" draw:fill-color="#000000"/>
      <style:paragraph-properties fo:text-align="center"/>
      <style:text-properties fo:font-size="14pt" fo:font-weight="bold" style:font-size-asian="14pt" style:font-size-complex="14pt"/>
    </style:style>
    <style:style style:name="P7" style:family="paragraph">
      <loext:graphic-properties draw:fill="solid" draw:fill-color="#f10d0c"/>
      <style:paragraph-properties fo:text-align="center"/>
      <style:text-properties fo:font-size="14pt" fo:font-weight="bold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2cm" svg:height="4cm" svg:x="0.5cm" svg:y="0.5cm">
          <draw:image xlink:href="Pictures/1000000100000228000000F7D2972737.png" xlink:type="simple" xlink:show="embed" xlink:actuate="onLoad" draw:mime-type="image/png">
            <text:p/>
          </draw:image>
        </draw:frame>
        <draw:frame draw:style-name="gr1" draw:text-style-name="P1" draw:layer="layout" svg:width="12.501cm" svg:height="4cm" svg:x="0.5cm" svg:y="8.5cm">
          <draw:image xlink:href="Pictures/10000001000001F200000093570BF141.png" xlink:type="simple" xlink:show="embed" xlink:actuate="onLoad" draw:mime-type="image/png">
            <text:p/>
          </draw:image>
        </draw:frame>
        <draw:frame draw:style-name="gr2" draw:text-style-name="P2" draw:layer="layout" svg:width="7.827cm" svg:height="1.195cm" svg:x="1cm" svg:y="4.5cm">
          <draw:text-box>
            <text:p>X:R; P:R<text:span text:style-name="T1">; </text:span><text:span text:style-name="T2">G:B; U:B</text:span></text:p>
          </draw:text-box>
        </draw:frame>
        <draw:frame draw:style-name="gr3" draw:layer="layout" svg:width="14.098cm" svg:height="2.106cm" svg:x="12.831cm" svg:y="1.1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Image</text:p>
              </table:table-cell>
              <table:table-cell>
                <text:p text:style-name="P3">Program</text:p>
              </table:table-cell>
            </table:table-row>
            <table:table-row table:style-name="ro1" table:default-cell-style-name="bg-none">
              <table:table-cell>
                <text:p>X:R; P:R<text:span text:style-name="T1">; </text:span><text:span text:style-name="T2">G:B; U:B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7.827cm" svg:height="1.195cm" svg:x="0.5cm" svg:y="13.5cm">
          <draw:text-box>
            <text:p>X:R; P:R<text:span text:style-name="T1">; </text:span><text:span text:style-name="T2">G:B; U: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" draw:text-style-name="P1" draw:layer="layout" svg:width="10.2cm" svg:height="4.099cm" svg:x="0.8cm" svg:y="0.901cm">
          <draw:image xlink:href="Pictures/10000001000001DE000000EC4C51730B.png" xlink:type="simple" xlink:show="embed" xlink:actuate="onLoad" draw:mime-type="image/png">
            <text:p/>
          </draw:image>
        </draw:frame>
        <draw:frame draw:style-name="gr1" draw:text-style-name="P1" draw:layer="layout" svg:width="14.74cm" svg:height="3.228cm" svg:x="1cm" svg:y="9cm">
          <draw:image xlink:href="Pictures/100000010000029E000000D0AAE9C036.png" xlink:type="simple" xlink:show="embed" xlink:actuate="onLoad" draw:mime-type="image/png">
            <text:p/>
          </draw:image>
        </draw:frame>
        <draw:frame draw:style-name="gr2" draw:text-style-name="P2" draw:layer="layout" svg:width="7.827cm" svg:height="1.195cm" svg:x="1cm" svg:y="6.305cm">
          <draw:text-box>
            <text:p>X:R; P:R<text:span text:style-name="T1">; </text:span><text:span text:style-name="T2">G:B; U: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custom-shape draw:style-name="gr5" draw:text-style-name="P6" draw:layer="layout" svg:width="1.5cm" svg:height="1.5cm" svg:x="1cm" svg:y="1.5cm">
          <text:p text:style-name="P5"><text:span text:style-name="T3">3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1.5cm" svg:height="1.5cm" svg:x="4.901cm" svg:y="1.501cm">
          <text:p text:style-name="P5"><text:span text:style-name="T3">3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draw:layer="layout" svg:width="1.5cm" svg:height="1.5cm" svg:x="3.702cm" svg:y="3.902cm">
          <text:p text:style-name="P5"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1.5cm" svg:height="1.5cm" svg:x="10.902cm" svg:y="1.502cm">
          <text:p text:style-name="P5"><text:span text:style-name="T3">4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draw:layer="layout" svg:width="1.5cm" svg:height="1.5cm" svg:x="9.703cm" svg:y="3.903cm">
          <text:p text:style-name="P5"><text:span text:style-name="T3">3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draw:layer="layout" svg:width="1.5cm" svg:height="1.5cm" svg:x="12.2cm" svg:y="3.9cm">
          <text:p text:style-name="P5"><text:span text:style-name="T3">4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draw:layer="layout" svg:width="1.5cm" svg:height="1.5cm" svg:x="5.203cm" svg:y="6.203cm">
          <text:p text:style-name="P5"><text:span text:style-name="T3">4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2T17:02:29.680033500</meta:creation-date>
    <dc:date>2025-12-05T21:01:11.489474000</dc:date>
    <meta:editing-duration>PT6H34M2S</meta:editing-duration>
    <meta:editing-cycles>3</meta:editing-cycles>
    <meta:generator>LibreOffice/25.2.7.2$Windows_X86_64 LibreOffice_project/5cbfd1ab6520636bb5f7b99185aa69bd7456825d</meta:generator>
    <meta:document-statistic meta:object-count="42"/>
  </office:meta>
</office:document-meta>
</file>